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4.621cm" fo:min-width="14.2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9.348cm" fo:min-width="11.48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4.049cm" fo:min-width="12.054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2.472cm" fo:min-width="5.939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Test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397cm" svg:x="3.54cm" svg:y="4.651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run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9.097cm" svg:y2="6.446cm" draw:start-shape="id1" draw:start-glue-point="1" draw:end-shape="id2" svg:d="M7827 6029l1270 417" svg:viewBox="0 0 1271 418">
          <text:p/>
        </draw:connector>
        <draw:custom-shape draw:style-name="gr5" draw:text-style-name="P5" xml:id="id3" draw:id="id3" draw:layer="layout" svg:width="4.762cm" svg:height="0.793cm" svg:x="14.018cm" svg:y="6.714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9.097cm 6.045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065cm" svg:y1="6.471cm" svg:x2="14.018cm" svg:y2="7.11cm" draw:start-shape="id2" draw:end-shape="id3" svg:d="M13065 6471l953 639" svg:viewBox="0 0 954 640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494cm" svg:y2="16.903cm" draw:start-shape="id9" draw:start-glue-point="1" draw:end-shape="id10" draw:end-glue-point="3" svg:d="M12746 16507l1748 396" svg:viewBox="0 0 1749 397">
          <text:p/>
        </draw:connector>
        <draw:custom-shape draw:style-name="gr6" draw:text-style-name="P6" xml:id="id15" draw:id="id15" draw:layer="layout" svg:width="4.445cm" svg:height="1.27cm" svg:x="13.065cm" svg:y="9.096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654cm 20.3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1.002cm 21.227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669cm 22.238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654cm" svg:y2="20.721cm" draw:start-shape="id6" draw:start-glue-point="2" draw:end-shape="id11" draw:end-glue-point="3" svg:d="M3619 16579l11035 4142" svg:viewBox="0 0 11036 4143">
          <text:p/>
        </draw:connector>
        <draw:connector draw:style-name="gr4" draw:text-style-name="P4" draw:layer="layout" draw:type="line" svg:x1="3.619cm" svg:y1="16.579cm" svg:x2="11.002cm" svg:y2="21.628cm" draw:start-shape="id6" draw:start-glue-point="2" draw:end-shape="id12" draw:end-glue-point="3" svg:d="M3619 16579l7383 5049" svg:viewBox="0 0 7384 5050">
          <text:p/>
        </draw:connector>
        <draw:connector draw:style-name="gr4" draw:text-style-name="P4" draw:layer="layout" draw:type="line" svg:x1="3.619cm" svg:y1="16.579cm" svg:x2="7.669cm" svg:y2="22.639cm" draw:start-shape="id6" draw:start-glue-point="2" draw:end-shape="id13" draw:end-glue-point="3" svg:d="M3619 16579l4050 6060" svg:viewBox="0 0 4051 6061">
          <text:p/>
        </draw:connector>
        <draw:connector draw:style-name="gr4" draw:text-style-name="P4" draw:layer="layout" draw:type="line" svg:x1="16.638cm" svg:y1="20.332cm" svg:x2="10.762cm" svg:y2="16.896cm" draw:start-shape="id11" draw:start-glue-point="0" draw:end-shape="id9" draw:end-glue-point="2" svg:d="M16638 20332l-5876-3436" svg:viewBox="0 0 5877 3437">
          <text:p/>
        </draw:connector>
        <draw:connector draw:style-name="gr4" draw:text-style-name="P4" draw:layer="layout" draw:type="line" svg:x1="12.986cm" svg:y1="21.239cm" svg:x2="10.762cm" svg:y2="16.896cm" draw:start-shape="id12" draw:start-glue-point="0" draw:end-shape="id9" draw:end-glue-point="2" svg:d="M12986 21239l-2224-4343" svg:viewBox="0 0 2225 4344">
          <text:p/>
        </draw:connector>
        <draw:connector draw:style-name="gr4" draw:text-style-name="P4" draw:layer="layout" draw:type="line" svg:x1="9.653cm" svg:y1="22.25cm" svg:x2="10.762cm" svg:y2="16.896cm" draw:start-shape="id13" draw:start-glue-point="0" draw:end-shape="id9" draw:end-glue-point="2" svg:d="M9653 22250l1109-5354" svg:viewBox="0 0 1110 5355">
          <text:p/>
        </draw:connector>
        <draw:custom-shape draw:style-name="gr5" draw:text-style-name="P5" xml:id="id10" draw:id="id10" draw:layer="layout" svg:width="4.762cm" svg:height="0.793cm" svg:x="14.494cm" svg:y="16.507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494cm" svg:y2="16.903cm" draw:start-shape="id7" draw:start-glue-point="1" draw:end-shape="id10" draw:end-glue-point="3" svg:d="M12588 14885l1906 2018" svg:viewBox="0 0 1907 2019">
          <text:p/>
        </draw:connector>
        <draw:connector draw:style-name="gr4" draw:text-style-name="P4" draw:layer="layout" draw:type="line" svg:x1="12.588cm" svg:y1="13.457cm" svg:x2="14.494cm" svg:y2="16.903cm" draw:start-shape="id5" draw:start-glue-point="1" draw:end-shape="id10" draw:end-glue-point="3" svg:d="M12588 13457l1906 3446" svg:viewBox="0 0 1907 3447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6" draw:text-style-name="P6" xml:id="id14" draw:id="id14" draw:layer="layout" svg:width="4.445cm" svg:height="1.27cm" svg:x="14.811cm" svg:y="7.826cm">
          <text:p text:style-name="P1"><text:span text:style-name="T3">SCHEMA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143cm" svg:y1="8.059cm" svg:x2="14.811cm" svg:y2="8.461cm" draw:start-shape="id4" draw:start-glue-point="1" draw:end-shape="id14" draw:end-glue-point="6" svg:d="M8143 8059l6668 402" svg:viewBox="0 0 6669 40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3.065cm" svg:y2="9.731cm" draw:start-shape="id4" draw:start-glue-point="1" draw:end-shape="id15" draw:end-glue-point="6" svg:d="M8143 8059l4922 1672" svg:viewBox="0 0 4923 1673">
          <text:p/>
        </draw:connector>
        <draw:connector draw:style-name="gr4" draw:text-style-name="P4" draw:layer="layout" draw:type="line" svg:x1="8.143cm" svg:y1="8.059cm" svg:x2="14.018cm" svg:y2="7.11cm" draw:start-shape="id4" draw:start-glue-point="1" draw:end-shape="id3" draw:end-glue-point="3" svg:d="M8143 8059l5875-949" svg:viewBox="0 0 5876 950">
          <text:p/>
        </draw:connector>
      </draw:page>
      <draw:page draw:name="DBOUT and Code Coverage" draw:style-name="dp1" draw:master-page-name="Default">
        <draw:custom-shape draw:style-name="gr9" draw:text-style-name="P2" draw:layer="layout" svg:width="13.018cm" svg:height="10.636cm" svg:x="6.555cm" svg:y="7.191cm">
          <text:p text:style-name="P1"><text:span text:style-name="T1">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874cm" svg:height="2.54cm" svg:x="2.111cm" svg:y="4.175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905cm 5.445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889cm" svg:y1="6.26cm" svg:x2="7.509cm" svg:y2="13.59cm" draw:start-shape="id16" draw:start-glue-point="2" draw:end-shape="id17" svg:d="M4889 6260l2620 7330" svg:viewBox="0 0 2621 7331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509cm 13.18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494cm" svg:y="10.049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7cm" svg:y1="13.615cm" svg:x2="14.494cm" svg:y2="10.445cm" draw:start-shape="id17" draw:start-glue-point="1" draw:end-shape="id18" svg:d="M11477 13615l3017-3170" svg:viewBox="0 0 3018 3171">
          <text:p/>
        </draw:connector>
        <draw:connector draw:style-name="gr4" draw:text-style-name="P4" draw:layer="layout" draw:type="line" svg:x1="4.889cm" svg:y1="6.26cm" svg:x2="3.301cm" svg:y2="16.376cm" draw:start-shape="id16" draw:start-glue-point="2" draw:end-shape="id19" draw:end-glue-point="0" svg:d="M4889 6260l-1588 10116" svg:viewBox="0 0 1589 10117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491cm 12.138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3.018cm" svg:height="4.763cm" svg:x="6.079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6.497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6.3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4.177cm 20.64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525cm 21.54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7.192cm 22.56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7.179cm" svg:x2="14.177cm" svg:y2="21.043cm" draw:start-shape="id19" draw:start-glue-point="2" draw:end-shape="id20" draw:end-glue-point="3" svg:d="M3301 17179l10876 3864" svg:viewBox="0 0 10877 3865">
          <text:p/>
        </draw:connector>
        <draw:connector draw:style-name="gr4" draw:text-style-name="P4" draw:layer="layout" draw:type="line" svg:x1="3.301cm" svg:y1="17.179cm" svg:x2="10.525cm" svg:y2="21.95cm" draw:start-shape="id19" draw:start-glue-point="2" draw:end-shape="id21" draw:end-glue-point="3" svg:d="M3301 17179l7224 4771" svg:viewBox="0 0 7225 4772">
          <text:p/>
        </draw:connector>
        <draw:connector draw:style-name="gr4" draw:text-style-name="P4" draw:layer="layout" draw:type="line" svg:x1="3.301cm" svg:y1="17.179cm" svg:x2="7.192cm" svg:y2="22.961cm" draw:start-shape="id19" draw:start-glue-point="2" draw:end-shape="id22" draw:end-glue-point="3" svg:d="M3301 17179l3891 5782" svg:viewBox="0 0 3892 5783">
          <text:p/>
        </draw:connector>
        <draw:connector draw:style-name="gr4" draw:text-style-name="P4" draw:layer="layout" draw:type="line" svg:x1="16.161cm" svg:y1="20.654cm" svg:x2="9.334cm" svg:y2="17.312cm" draw:start-shape="id20" draw:start-glue-point="0" draw:end-shape="id23" draw:end-glue-point="2" svg:d="M16161 20654l-6827-3342" svg:viewBox="0 0 6828 3343">
          <text:p/>
        </draw:connector>
        <draw:connector draw:style-name="gr4" draw:text-style-name="P4" draw:layer="layout" draw:type="line" svg:x1="12.509cm" svg:y1="21.561cm" svg:x2="9.334cm" svg:y2="17.312cm" draw:start-shape="id21" draw:start-glue-point="0" draw:end-shape="id23" draw:end-glue-point="2" svg:d="M12509 21561l-3175-4249" svg:viewBox="0 0 3176 4250">
          <text:p/>
        </draw:connector>
        <draw:connector draw:style-name="gr4" draw:text-style-name="P4" draw:layer="layout" draw:type="line" svg:x1="9.176cm" svg:y1="22.572cm" svg:x2="9.334cm" svg:y2="17.312cm" draw:start-shape="id22" draw:start-glue-point="0" draw:end-shape="id23" draw:end-glue-point="2" svg:d="M9176 22572l158-5260" svg:viewBox="0 0 159 5261">
          <text:p/>
        </draw:connector>
        <draw:connector draw:style-name="gr4" draw:text-style-name="P4" draw:layer="layout" draw:type="line" svg:x1="4.889cm" svg:y1="6.26cm" svg:x2="7.491cm" svg:y2="12.539cm" draw:start-shape="id16" draw:start-glue-point="2" draw:end-shape="id24" draw:end-glue-point="3" svg:d="M4889 6260l2602 6279" svg:viewBox="0 0 2603 6280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5.446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161cm" svg:y1="20.654cm" svg:x2="12.985cm" svg:y2="16.261cm" draw:start-shape="id20" draw:start-glue-point="0" draw:end-shape="id25" draw:end-glue-point="2" svg:d="M16161 20654l-3176-4393" svg:viewBox="0 0 3177 4394">
          <text:p/>
        </draw:connector>
        <draw:connector draw:style-name="gr4" draw:text-style-name="P4" draw:layer="layout" draw:type="line" svg:x1="12.509cm" svg:y1="21.561cm" svg:x2="12.985cm" svg:y2="16.261cm" draw:start-shape="id21" draw:start-glue-point="0" draw:end-shape="id25" draw:end-glue-point="2" svg:d="M12509 21561l476-5300" svg:viewBox="0 0 477 5301">
          <text:p/>
        </draw:connector>
        <draw:connector draw:style-name="gr4" draw:text-style-name="P4" draw:layer="layout" draw:type="line" svg:x1="9.176cm" svg:y1="22.572cm" svg:x2="12.985cm" svg:y2="16.261cm" draw:start-shape="id22" draw:start-glue-point="0" draw:end-shape="id25" draw:end-glue-point="2" svg:d="M9176 22572l3809-6311" svg:viewBox="0 0 3810 6312">
          <text:p/>
        </draw:connector>
        <draw:custom-shape draw:style-name="gr6" draw:text-style-name="P6" xml:id="id26" draw:id="id26" draw:layer="layout" svg:width="4.445cm" svg:height="1.27cm" svg:x="15.765cm" svg:y="15.128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77cm" svg:y1="13.615cm" svg:x2="15.765cm" svg:y2="15.763cm" draw:start-shape="id17" draw:end-shape="id26" draw:end-glue-point="6" svg:d="M11477 13615l4288 2148" svg:viewBox="0 0 4289 2149">
          <text:p/>
        </draw:connector>
        <draw:custom-shape draw:style-name="gr6" draw:text-style-name="P6" xml:id="id27" draw:id="id27" draw:layer="layout" svg:width="4.445cm" svg:height="1.27cm" svg:x="15.763cm" svg:y="13.858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77cm" svg:y1="13.615cm" svg:x2="15.763cm" svg:y2="14.493cm" draw:start-shape="id17" draw:start-glue-point="1" draw:end-shape="id27" draw:end-glue-point="6" svg:d="M11477 13615l4286 878" svg:viewBox="0 0 4287 879">
          <text:p/>
        </draw:connector>
        <draw:custom-shape draw:style-name="gr6" draw:text-style-name="P6" xml:id="id28" draw:id="id28" draw:layer="layout" svg:width="4.445cm" svg:height="1.27cm" svg:x="15.763cm" svg:y="12.588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77cm" svg:y1="13.615cm" svg:x2="15.763cm" svg:y2="13.223cm" draw:start-shape="id17" draw:start-glue-point="1" draw:end-shape="id28" draw:end-glue-point="6" svg:d="M11477 13615l4286-392" svg:viewBox="0 0 4287 393">
          <text:p/>
        </draw:connector>
        <draw:connector draw:style-name="gr4" draw:text-style-name="P4" draw:layer="layout" draw:type="line" svg:x1="9.475cm" svg:y1="12.15cm" svg:x2="9.334cm" svg:y2="9.083cm" draw:start-shape="id24" draw:start-glue-point="0" draw:end-shape="id29" svg:d="M9475 12150l-141-3067" svg:viewBox="0 0 142 3068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35cm 8.268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0" draw:id="id30" draw:layer="layout" svg:width="4.762cm" svg:height="0.793cm" svg:x="14.494cm" svg:y="9.097cm">
          <text:p text:style-name="P1"><text:span text:style-name="T2">DBOUT Reco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318cm" svg:y1="8.694cm" svg:x2="14.494cm" svg:y2="9.493cm" draw:start-shape="id29" draw:end-shape="id30" draw:end-glue-point="3" svg:d="M11318 8694l3176 799" svg:viewBox="0 0 3177 800">
          <text:p/>
        </draw:connector>
        <draw:connector draw:style-name="gr4" draw:text-style-name="P4" draw:layer="layout" draw:type="line" svg:x1="11.477cm" svg:y1="13.615cm" svg:x2="14.494cm" svg:y2="9.493cm" draw:start-shape="id17" draw:end-shape="id30" draw:end-glue-point="3" svg:d="M11477 13615l3017-4122" svg:viewBox="0 0 3018 4123">
          <text:p/>
        </draw:connector>
        <draw:connector draw:style-name="gr4" draw:text-style-name="P4" draw:layer="layout" draw:type="line" svg:x1="9.475cm" svg:y1="12.15cm" svg:x2="11.557cm" svg:y2="10.67cm" draw:start-shape="id24" draw:start-glue-point="0" draw:end-shape="id31" draw:end-glue-point="2" svg:d="M9475 12150l2082-1480" svg:viewBox="0 0 2083 1481">
          <text:p/>
        </draw:connector>
        <draw:custom-shape draw:style-name="gr3" draw:text-style-name="P3" xml:id="id31" draw:id="id31" draw:layer="layout" svg:width="3.968cm" svg:height="0.803cm" draw:transform="skewX (-0.00628318530717958) rotate (-0.00628318530718033) translate (9.573cm 9.855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541cm" svg:y1="10.281cm" svg:x2="14.494cm" svg:y2="10.445cm" draw:start-shape="id31" draw:end-shape="id18" svg:d="M13541 10281l953 164" svg:viewBox="0 0 954 165">
          <text:p/>
        </draw:connector>
        <draw:custom-shape draw:style-name="gr6" draw:text-style-name="P6" xml:id="id32" draw:id="id32" draw:layer="layout" svg:width="4.445cm" svg:height="1.27cm" svg:x="15.745cm" svg:y="11.319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77cm" svg:y1="13.615cm" svg:x2="15.745cm" svg:y2="11.954cm" draw:start-shape="id17" draw:start-glue-point="1" draw:end-shape="id32" draw:end-glue-point="6" svg:d="M11477 13615l4268-1661" svg:viewBox="0 0 4269 1662">
          <text:p/>
        </draw:connector>
      </draw:page>
      <draw:page draw:name="Ad-Hoc Assetion and Test Results" draw:style-name="dp1" draw:master-page-name="Default">
        <draw:custom-shape draw:style-name="gr12" draw:text-style-name="P8" draw:layer="layout" svg:width="6.733cm" svg:height="3.016cm" svg:x="8.361cm" svg:y="14.97cm">
          <text:p text:style-name="P7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2" draw:id="id42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1" draw:id="id41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4.108cm">
          <text:p text:style-name="P1"><text:span text:style-name="T3">SCHEMA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4.445cm" svg:height="1.27cm" svg:x="14.97cm" svg:y="11.795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4" draw:id="id44" draw:layer="layout" svg:width="4.445cm" svg:height="1.27cm" svg:x="14.968cm" svg:y="10.525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9.255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3.018cm" svg:height="4.841cm" svg:x="6.714cm" svg:y="19.019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6cm 16.419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cm" svg:y2="17.234cm" draw:start-shape="id34" draw:start-glue-point="0" draw:end-shape="id37" draw:end-glue-point="2" svg:d="M16219 20491l-5139-3257" svg:viewBox="0 0 5140 3258">
          <text:p/>
        </draw:connector>
        <draw:connector draw:style-name="gr4" draw:text-style-name="P4" draw:layer="layout" draw:type="line" svg:x1="12.567cm" svg:y1="21.398cm" svg:x2="11.08cm" svg:y2="17.234cm" draw:start-shape="id35" draw:start-glue-point="0" draw:end-shape="id37" draw:end-glue-point="2" svg:d="M12567 21398l-1487-4164" svg:viewBox="0 0 1488 4165">
          <text:p/>
        </draw:connector>
        <draw:connector draw:style-name="gr4" draw:text-style-name="P4" draw:layer="layout" draw:type="line" svg:x1="9.234cm" svg:y1="22.409cm" svg:x2="11.08cm" svg:y2="17.234cm" draw:start-shape="id36" draw:start-glue-point="0" draw:end-shape="id37" draw:end-glue-point="2" svg:d="M9234 22409l1846-5175" svg:viewBox="0 0 1847 5176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7.825cm 14.61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08cm" svg:y1="16.431cm" svg:x2="9.809cm" svg:y2="15.433cm" draw:start-shape="id37" draw:start-glue-point="0" draw:end-shape="id38" draw:end-glue-point="2" svg:d="M11080 16431l-1271-998" svg:viewBox="0 0 1272 999">
          <text:p/>
        </draw:connector>
        <draw:custom-shape draw:style-name="gr12" draw:text-style-name="P8" draw:layer="layout" svg:width="6.733cm" svg:height="3.016cm" svg:x="4.199cm" svg:y="5.286cm">
          <text:p text:style-name="P7"><text:span text:style-name="T1">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603cm 6.521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571cm" svg:y1="6.947cm" svg:x2="14.96cm" svg:y2="4.743cm" draw:start-shape="id39" draw:start-glue-point="1" draw:end-shape="id40" draw:end-glue-point="6" svg:d="M10571 6947l4389-2204" svg:viewBox="0 0 4390 2205">
          <text:p/>
        </draw:connector>
        <draw:connector draw:style-name="gr4" draw:text-style-name="P4" draw:layer="layout" draw:type="line" svg:x1="10.571cm" svg:y1="6.947cm" svg:x2="14.96cm" svg:y2="6.013cm" draw:start-shape="id39" draw:start-glue-point="1" draw:end-shape="id41" draw:end-glue-point="6" svg:d="M10571 6947l4389-934" svg:viewBox="0 0 4390 935">
          <text:p/>
        </draw:connector>
        <draw:connector draw:style-name="gr4" draw:text-style-name="P4" draw:layer="layout" draw:type="line" svg:x1="10.571cm" svg:y1="6.947cm" svg:x2="14.934cm" svg:y2="7.283cm" draw:start-shape="id39" draw:start-glue-point="1" draw:end-shape="id42" draw:end-glue-point="6" svg:d="M10571 6947l4363 336" svg:viewBox="0 0 4364 337">
          <text:p/>
        </draw:connector>
        <draw:connector draw:style-name="gr4" draw:text-style-name="P4" draw:layer="layout" draw:type="line" svg:x1="10.571cm" svg:y1="6.947cm" svg:x2="14.968cm" svg:y2="9.89cm" draw:start-shape="id39" draw:start-glue-point="1" draw:end-shape="id43" draw:end-glue-point="6" svg:d="M10571 6947l4397 2943" svg:viewBox="0 0 4398 2944">
          <text:p/>
        </draw:connector>
        <draw:connector draw:style-name="gr4" draw:text-style-name="P4" draw:layer="layout" draw:type="line" svg:x1="10.571cm" svg:y1="6.947cm" svg:x2="14.968cm" svg:y2="11.16cm" draw:start-shape="id39" draw:end-shape="id44" draw:end-glue-point="6" svg:d="M10571 6947l4397 4213" svg:viewBox="0 0 4398 4214">
          <text:p/>
        </draw:connector>
        <draw:connector draw:style-name="gr4" draw:text-style-name="P4" draw:layer="layout" draw:type="line" svg:x1="10.571cm" svg:y1="6.947cm" svg:x2="14.97cm" svg:y2="12.43cm" draw:start-shape="id39" draw:start-glue-point="1" draw:end-shape="id45" draw:end-glue-point="6" svg:d="M10571 6947l4399 5483" svg:viewBox="0 0 4400 5484">
          <text:p/>
        </draw:connector>
        <draw:custom-shape draw:style-name="gr3" draw:text-style-name="P3" xml:id="id46" draw:id="id46" draw:layer="layout" svg:width="3.968cm" svg:height="0.803cm" draw:transform="skewX (-0.00628318530717958) rotate (-0.00628318530718033) translate (2.929cm 4.969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603cm" svg:y1="6.922cm" svg:x2="4.913cm" svg:y2="5.784cm" draw:start-shape="id39" draw:start-glue-point="3" draw:end-shape="id46" draw:end-glue-point="2" svg:d="M6603 6922l-1690-1138" svg:viewBox="0 0 1691 1139">
          <text:p/>
        </draw:connector>
        <draw:custom-shape draw:style-name="gr3" draw:text-style-name="P3" xml:id="id47" draw:id="id47" draw:layer="layout" svg:width="3.968cm" svg:height="0.803cm" draw:transform="skewX (-0.00628318530717958) rotate (-0.00628318530718033) translate (6.444cm 10.648cm)">
          <text:p text:style-name="P1"><text:span text:style-name="T1">Applicatoi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4.743cm" draw:start-shape="id47" draw:start-glue-point="1" draw:end-shape="id40" draw:end-glue-point="6" svg:d="M10412 11074l4548-6331" svg:viewBox="0 0 4549 6332">
          <text:p/>
        </draw:connector>
        <draw:connector draw:style-name="gr4" draw:text-style-name="P4" draw:layer="layout" draw:type="line" svg:x1="10.412cm" svg:y1="11.074cm" svg:x2="14.96cm" svg:y2="6.013cm" draw:start-shape="id47" draw:start-glue-point="1" draw:end-shape="id41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7" draw:start-glue-point="1" draw:end-shape="id42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7" draw:start-glue-point="1" draw:end-shape="id43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7" draw:end-shape="id44" draw:end-glue-point="6" svg:d="M10412 11074l4556 86" svg:viewBox="0 0 4557 87">
          <text:p/>
        </draw:connector>
        <draw:connector draw:style-name="gr4" draw:text-style-name="P4" draw:layer="layout" draw:type="line" svg:x1="10.412cm" svg:y1="11.074cm" svg:x2="14.97cm" svg:y2="12.43cm" draw:start-shape="id47" draw:start-glue-point="1" draw:end-shape="id45" draw:end-glue-point="6" svg:d="M10412 11074l4558 1356" svg:viewBox="0 0 4559 1357">
          <text:p/>
        </draw:connector>
        <draw:custom-shape draw:style-name="gr6" draw:text-style-name="P6" xml:id="id48" draw:id="id48" draw:layer="layout" svg:width="4.445cm" svg:height="1.27cm" svg:x="14.934cm" svg:y="7.918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571cm" svg:y1="6.947cm" svg:x2="14.934cm" svg:y2="8.553cm" draw:start-shape="id39" draw:start-glue-point="1" draw:end-shape="id48" draw:end-glue-point="6" svg:d="M10571 6947l4363 1606" svg:viewBox="0 0 4364 1607">
          <text:p/>
        </draw:connector>
        <draw:connector draw:style-name="gr4" draw:text-style-name="P4" draw:layer="layout" draw:type="line" svg:x1="10.412cm" svg:y1="11.074cm" svg:x2="14.934cm" svg:y2="8.553cm" draw:start-shape="id47" draw:start-glue-point="1" draw:end-shape="id48" draw:end-glue-point="6" svg:d="M10412 11074l4522-2521" svg:viewBox="0 0 452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3">12/3/17</text:date></text:span><text:span text:style-name="MT1"> <text:s text:c="3"/>Page </text:span><text:span text:style-name="MT1"><text:page-number>2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DBOUT and Code Coverage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98</meta:editing-cycles>
    <meta:editing-duration>P1DT8H13M3S</meta:editing-duration>
    <dc:date>2017-12-03T00:35:46.168000000</dc:date>
    <meta:generator>LibreOffice/5.3.6.1$Windows_X86_64 LibreOffice_project/686f202eff87ef707079aeb7f485847613344eb7</meta:generator>
    <meta:document-statistic meta:object-count="123"/>
  </office:meta>
</office:document-meta>
</file>